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209415" officeooo:paragraph-rsid="00209415"/>
    </style:style>
    <style:style style:name="P2" style:family="paragraph" style:parent-style-name="Standard">
      <style:text-properties style:text-underline-style="solid" style:text-underline-width="auto" style:text-underline-color="font-color" officeooo:rsid="0021b94d" officeooo:paragraph-rsid="0021b94d"/>
    </style:style>
    <style:style style:name="P3" style:family="paragraph" style:parent-style-name="Standard">
      <style:text-properties style:text-underline-style="solid" style:text-underline-width="auto" style:text-underline-color="font-color" officeooo:rsid="002300a4" officeooo:paragraph-rsid="002300a4"/>
    </style:style>
    <style:style style:name="P4" style:family="paragraph" style:parent-style-name="Standard">
      <style:text-properties style:text-underline-style="none" officeooo:rsid="002300a4" officeooo:paragraph-rsid="002300a4"/>
    </style:style>
    <style:style style:name="P5" style:family="paragraph" style:parent-style-name="Standard" style:list-style-name="L1">
      <style:text-properties officeooo:rsid="00209415" officeooo:paragraph-rsid="00209415"/>
    </style:style>
    <style:style style:name="P6" style:family="paragraph" style:parent-style-name="Standard" style:list-style-name="L2">
      <style:text-properties style:text-underline-style="none" officeooo:rsid="0021b94d" officeooo:paragraph-rsid="0021b94d"/>
    </style:style>
    <style:style style:name="P7" style:family="paragraph" style:parent-style-name="Standard" style:list-style-name="L2">
      <style:text-properties style:text-underline-style="none" officeooo:rsid="002300a4" officeooo:paragraph-rsid="002300a4"/>
    </style:style>
    <style:style style:name="P8" style:family="paragraph" style:parent-style-name="Standard" style:list-style-name="L4">
      <style:text-properties style:text-underline-style="none" officeooo:rsid="0024448f" officeooo:paragraph-rsid="0024448f"/>
    </style:style>
    <style:style style:name="P9" style:family="paragraph" style:parent-style-name="Standard" style:list-style-name="L4">
      <style:text-properties style:text-underline-style="none" officeooo:rsid="00256e0c" officeooo:paragraph-rsid="00256e0c"/>
    </style:style>
    <style:style style:name="P10" style:family="paragraph" style:parent-style-name="Standard" style:list-style-name="L4">
      <style:text-properties style:text-underline-style="none" officeooo:rsid="00259b33" officeooo:paragraph-rsid="00259b33"/>
    </style:style>
    <style:style style:name="P11" style:family="paragraph" style:parent-style-name="Standard">
      <style:text-properties style:text-underline-style="none" officeooo:rsid="00259b33" officeooo:paragraph-rsid="00259b33"/>
    </style:style>
    <style:style style:name="P12" style:family="paragraph" style:parent-style-name="Standard" style:list-style-name="L4">
      <style:text-properties style:text-underline-style="none" officeooo:rsid="0026e14f" officeooo:paragraph-rsid="0026e14f"/>
    </style:style>
    <style:style style:name="P13" style:family="paragraph" style:parent-style-name="Standard">
      <style:text-properties style:text-underline-style="solid" style:text-underline-width="auto" style:text-underline-color="font-color" officeooo:rsid="0026e14f" officeooo:paragraph-rsid="0026e14f"/>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he Lesson of Evil</text:p>
      <text:p text:style-name="P2"/>
      <text:list text:style-name="L1">
        <text:list-item>
          <text:p text:style-name="P5">It is of no avail to fret and fume and chafe at the chains which bind you; you must know why and how you are bound.</text:p>
        </text:list-item>
        <text:list-item>
          <text:p text:style-name="P5">Evil, when rightly understood, is found to be, not an unlimited power or principle in the universe, but a passing phase of human experience, and it therefore becomes a teacher to those who are willing to learn.</text:p>
        </text:list-item>
        <text:list-item>
          <text:p text:style-name="P5">There is no evil in the universe which is not the result if ignorance, and which would not, if we were ready and willing to learn its lesson, lead us to higher wisdom, and then vanish away.</text:p>
        </text:list-item>
      </text:list>
      <text:p text:style-name="P1"/>
      <text:p text:style-name="P2">The World a Reflex of Mental States</text:p>
      <text:p text:style-name="P2"/>
      <text:list text:style-name="L2">
        <text:list-item>
          <text:p text:style-name="P6">It matters everything you are within, for everything without will be mirrored and coloured accordingly.</text:p>
        </text:list-item>
        <text:list-item>
          <text:p text:style-name="P6">By your own thoughts you make or mar your life, your world, your universe, As you build within by the power of thought, so will your outward life and circumstances shape themselves accordingly.</text:p>
        </text:list-item>
        <text:list-item>
          <text:p text:style-name="P6">What your thoughts are, is your real self; and the world around, both animate and inanimate, wears the aspect with which your thoughts clothe it.</text:p>
        </text:list-item>
        <text:list-item>
          <text:p text:style-name="P7">If circumstances had the power to bless or harm, they would bless and harm all men alike, but the fact that the same circumstances will be alike good and bad to different souls proves that the good or bad is not in the circumstances, but only in the mind of him that encounters it.</text:p>
        </text:list-item>
      </text:list>
      <text:p text:style-name="P4"/>
      <text:p text:style-name="P3">The Way out of Undesirable Conditions</text:p>
      <text:p text:style-name="P3"/>
      <text:list text:style-name="L4">
        <text:list-item>
          <text:p text:style-name="P8">To be patient under all circumstances, and to accept all conditions as necessary factors in your training, is to rise superior to all painful conditions.</text:p>
        </text:list-item>
        <text:list-item>
          <text:p text:style-name="P8">The cause of all power, as of all weakness, is within; the secret of all happiness as of all misery is likewise within.</text:p>
        </text:list-item>
        <text:list-item>
          <text:p text:style-name="P9">You may bring about the improved condition in your outward life which you desire, if you will unswervingly resolve to improve your inner life.</text:p>
        </text:list-item>
        <text:list-item>
          <text:p text:style-name="P9">As in the rankest soil the most beautiful flowers are grown, so in the dark soil of poverty the choicest flowers of humanity have developed and bloomed.</text:p>
        </text:list-item>
        <text:list-item>
          <text:p text:style-name="P10">There is no practice more degrading, debasing, and soul-destroying than that of self-pity.</text:p>
        </text:list-item>
      </text:list>
      <text:p text:style-name="P11"/>
      <text:p text:style-name="P13">The Secret of Health, Success and Power</text:p>
      <text:p text:style-name="P13"/>
      <text:list text:continue-numbering="true" text:style-name="L4">
        <text:list-item>
          <text:p text:style-name="P12">The foolish wish and grumble; the wise, work and wait.</text:p>
        </text:list-item>
        <text:list-item>
          <text:p text:style-name="P12">He is the man of power who, when all his fellows are swayed by some emotion or passion, remains calm and unmoved.</text:p>
        </text:list-item>
        <text:list-item>
          <text:p text:style-name="P12">He only is fitted to command and control who has succeeded in commanding and controlling himself.</text:p>
        </text:list-item>
      </text:list>
      <text:p text:style-name="P1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08-02T15:57:45.477000000</meta:creation-date>
    <dc:date>2024-08-03T20:06:13.640000000</dc:date>
    <meta:editing-duration>PT5H2M32S</meta:editing-duration>
    <meta:editing-cycles>8</meta:editing-cycles>
    <meta:generator>LibreOffice/24.2.5.2$Windows_X86_64 LibreOffice_project/bffef4ea93e59bebbeaf7f431bb02b1a39ee8a59</meta:generator>
    <meta:document-statistic meta:table-count="0" meta:image-count="0" meta:object-count="0" meta:page-count="1" meta:paragraph-count="19" meta:word-count="426" meta:character-count="2300" meta:non-whitespace-character-count="1908"/>
  </office:meta>
</office:document-meta>
</file>